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="Arrow" draw:marker-start-width="0.15cm" draw:marker-end="Arrow" draw:marker-end-width="0.15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solid" draw:fill-color="#ffffff" fo:min-height="1cm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fill="solid" draw:fill-color="#c0c0c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solid" draw:fill-color="#ffffff" fo:min-height="0.75cm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family="'Palatino Linotype'" style:font-style-name="Standard" style:font-family-generic="roman" style:font-pitch="variable" fo:font-size="10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Palatino Linotype'" style:font-family-generic="roman" style:font-pitch="variable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10pt"/>
    </style:style>
    <style:style style:name="P6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10pt" style:font-size-asian="10pt" style:font-size-complex="10pt"/>
    </style:style>
    <style:style style:name="P7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7pt" style:font-size-asian="7pt" style:font-size-complex="7pt"/>
    </style:style>
    <style:style style:name="P8" style:family="paragraph">
      <style:paragraph-properties fo:margin-left="0cm" fo:margin-right="0cm" fo:text-indent="0cm"/>
      <style:text-properties fo:font-family="'Palatino Linotype'" style:font-family-generic="roman" style:font-pitch="variable" fo:font-size="12pt" style:font-size-asian="12pt" style:font-size-complex="12pt"/>
    </style:style>
    <style:style style:name="P9" style:family="paragraph">
      <style:paragraph-properties fo:text-align="center"/>
    </style:style>
    <style:style style:name="T1" style:family="text">
      <style:text-properties fo:font-family="'Palatino Linotype'" style:font-family-generic="roman" style:font-pitch="variable"/>
    </style:style>
    <style:style style:name="T2" style:family="text">
      <style:text-properties fo:font-family="'Palatino Linotype'" style:font-style-name="Standard" style:font-family-generic="roman" style:font-pitch="variable" fo:font-size="10pt"/>
    </style:style>
    <style:style style:name="T3" style:family="text">
      <style:text-properties fo:font-family="'Palatino Linotype'" style:font-style-name="Standard" style:font-family-generic="roman" style:font-pitch="variable" fo:font-size="10pt" style:font-size-asian="10pt" style:font-size-complex="10pt"/>
    </style:style>
    <style:style style:name="T4" style:family="text">
      <style:text-properties fo:font-family="'Palatino Linotype'" style:font-style-name="Standard" style:font-family-generic="roman" style:font-pitch="variable" fo:font-size="7pt" style:font-size-asian="7pt" style:font-size-complex="7pt"/>
    </style:style>
    <style:style style:name="T5" style:family="text">
      <style:text-properties fo:font-family="'Palatino Linotype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9.5cm" svg:height="14.5cm" svg:x="-8cm" svg:y="2cm">
          <text:p text:style-name="P2"/>
        </draw:rect>
        <draw:frame draw:style-name="gr2" draw:text-style-name="P3" draw:layer="layout" svg:width="7cm" svg:height="1.25cm" svg:x="-6cm" svg:y="1.5cm">
          <draw:text-box>
            <text:p text:style-name="P2"><text:span text:style-name="T1">Supernode Registrar</text:span></text:p>
          </draw:text-box>
        </draw:frame>
        <draw:circle draw:style-name="gr3" draw:text-style-name="P1" draw:layer="layout" svg:width="10.5cm" svg:height="10.5cm" svg:x="-3.2cm" svg:y="4.221cm">
          <text:p text:style-name="P2"/>
        </draw:circle>
        <draw:circle draw:style-name="gr4" draw:text-style-name="P5" draw:id="id1" draw:layer="layout" svg:width="1.5cm" svg:height="1.5cm" svg:x="-6.3cm" svg:y="3.5cm">
          <text:p text:style-name="P4"><text:span text:style-name="T2">Client</text:span></text:p>
        </draw:circle>
        <draw:circle draw:style-name="gr4" draw:text-style-name="P5" draw:id="id4" draw:layer="layout" svg:width="1.5cm" svg:height="1.5cm" svg:x="-6.3cm" svg:y="11.221cm">
          <text:p text:style-name="P4"><text:span text:style-name="T2">Client</text:span></text:p>
        </draw:circle>
        <draw:circle draw:style-name="gr4" draw:text-style-name="P5" draw:id="id8" draw:layer="layout" svg:width="1.5cm" svg:height="1.5cm" svg:x="8.9cm" svg:y="6.221cm">
          <text:p text:style-name="P4"><text:span text:style-name="T2">Client</text:span></text:p>
        </draw:circle>
        <draw:circle draw:style-name="gr5" draw:text-style-name="P6" draw:layer="layout" svg:width="1.5cm" svg:height="1.5cm" svg:x="3.8cm" svg:y="13.221cm">
          <text:p text:style-name="P4"><text:span text:style-name="T3">Super-</text:span></text:p>
          <text:p text:style-name="P4"><text:span text:style-name="T3">Node</text:span></text:p>
        </draw:circle>
        <draw:circle draw:style-name="gr4" draw:text-style-name="P5" draw:id="id3" draw:layer="layout" svg:width="1.5cm" svg:height="1.5cm" svg:x="-6.4cm" svg:y="6.221cm">
          <text:p text:style-name="P4"><text:span text:style-name="T2">Client</text:span></text:p>
        </draw:circle>
        <draw:circle draw:style-name="gr5" draw:text-style-name="P5" draw:id="id5" draw:layer="layout" svg:width="1.5cm" svg:height="1.5cm" svg:x="-4cm" svg:y="8.7cm">
          <text:p text:style-name="P4"><text:span text:style-name="T2">Super-</text:span></text:p>
          <text:p text:style-name="P4"><text:span text:style-name="T2">node</text:span></text:p>
        </draw:circle>
        <draw:circle draw:style-name="gr5" draw:text-style-name="P5" draw:id="id2" draw:layer="layout" svg:width="1.5cm" svg:height="1.5cm" svg:x="-1.6cm" svg:y="4.3cm">
          <text:p text:style-name="P4"><text:span text:style-name="T2">Super-</text:span></text:p>
          <text:p text:style-name="P4"><text:span text:style-name="T2">node</text:span></text:p>
        </draw:circle>
        <draw:circle draw:style-name="gr5" draw:text-style-name="P5" draw:layer="layout" svg:width="1.5cm" svg:height="1.5cm" svg:x="6cm" svg:y="11.3cm">
          <text:p text:style-name="P4"><text:span text:style-name="T2">Super-</text:span></text:p>
          <text:p text:style-name="P4"><text:span text:style-name="T2">node</text:span></text:p>
        </draw:circle>
        <draw:circle draw:style-name="gr4" draw:text-style-name="P5" draw:id="id6" draw:layer="layout" svg:width="1.5cm" svg:height="1.5cm" svg:x="-1.4cm" svg:y="14.7cm">
          <text:p text:style-name="P4"><text:span text:style-name="T2">Client</text:span></text:p>
        </draw:circle>
        <draw:circle draw:style-name="gr5" draw:text-style-name="P5" draw:id="id9" draw:layer="layout" svg:width="1.5cm" svg:height="1.5cm" svg:x="4.7cm" svg:y="4.3cm">
          <text:p text:style-name="P4"><text:span text:style-name="T2">Super-</text:span><text:span text:style-name="T2"><text:line-break/></text:span><text:span text:style-name="T2">node</text:span></text:p>
        </draw:circle>
        <draw:circle draw:style-name="gr5" draw:text-style-name="P5" draw:layer="layout" svg:width="1.5cm" svg:height="1.5cm" svg:x="6.5cm" svg:y="8.7cm">
          <text:p text:style-name="P4"><text:span text:style-name="T2">Super-</text:span></text:p>
          <text:p text:style-name="P4"><text:span text:style-name="T2">node</text:span></text:p>
        </draw:circle>
        <draw:circle draw:style-name="gr4" draw:text-style-name="P7" draw:layer="layout" svg:width="0.892cm" svg:height="0.892cm" svg:x="6.708cm" svg:y="2.608cm">
          <text:p text:style-name="P4"><text:span text:style-name="T4">Client</text:span></text:p>
        </draw:circle>
        <draw:frame draw:style-name="gr6" draw:text-style-name="P8" draw:layer="layout" svg:width="3.5cm" svg:height="1cm" svg:x="7.8cm" svg:y="2.7cm">
          <draw:text-box>
            <text:p text:style-name="P2"><text:span text:style-name="T5">Clientnode</text:span></text:p>
          </draw:text-box>
        </draw:frame>
        <draw:circle draw:style-name="gr5" draw:text-style-name="P6" draw:id="id7" draw:layer="layout" svg:width="1.5cm" svg:height="1.5cm" svg:x="1.2cm" svg:y="14.021cm">
          <text:p text:style-name="P4"><text:span text:style-name="T3">Super</text:span></text:p>
          <text:p text:style-name="P4"><text:span text:style-name="T3">-node</text:span></text:p>
        </draw:circle>
        <draw:connector draw:style-name="gr7" draw:text-style-name="P9" draw:layer="layout" draw:type="curve" svg:x1="-4.8cm" svg:y1="4.25cm" svg:x2="-1.6cm" svg:y2="5.05cm" draw:start-shape="id1" draw:start-glue-point="1" draw:end-shape="id2">
          <text:p text:style-name="P2"/>
        </draw:connector>
        <draw:connector draw:style-name="gr7" draw:text-style-name="P9" draw:layer="layout" draw:type="curve" svg:x1="-4.9cm" svg:y1="6.971cm" svg:x2="-1.6cm" svg:y2="5.05cm" draw:start-shape="id3" draw:start-glue-point="1" draw:end-shape="id2">
          <text:p text:style-name="P2"/>
        </draw:connector>
        <draw:connector draw:style-name="gr7" draw:text-style-name="P9" draw:layer="layout" draw:type="curve" svg:x1="-4.8cm" svg:y1="11.971cm" svg:x2="-4cm" svg:y2="9.45cm" draw:start-shape="id4" draw:start-glue-point="1" draw:end-shape="id5" draw:end-glue-point="3">
          <text:p text:style-name="P2"/>
        </draw:connector>
        <draw:connector draw:style-name="gr7" draw:text-style-name="P9" draw:layer="layout" draw:type="curve" svg:x1="0.1cm" svg:y1="15.45cm" svg:x2="1.95cm" svg:y2="15.521cm" draw:start-shape="id6" draw:start-glue-point="1" draw:end-shape="id7" draw:end-glue-point="2">
          <text:p text:style-name="P2"/>
        </draw:connector>
        <draw:connector draw:style-name="gr7" draw:text-style-name="P9" draw:layer="layout" draw:type="curve" svg:x1="8.9cm" svg:y1="6.971cm" svg:x2="6.2cm" svg:y2="5.05cm" draw:start-shape="id8" draw:start-glue-point="3" draw:end-shape="id9" draw:end-glue-point="1">
          <text:p text:style-name="P2"/>
        </draw:connector>
        <draw:circle draw:style-name="gr5" draw:text-style-name="P7" draw:layer="layout" svg:width="0.892cm" svg:height="0.892cm" svg:x="6.708cm" svg:y="3.708cm">
          <text:p text:style-name="P4"><text:span text:style-name="T4">Super-</text:span></text:p>
          <text:p text:style-name="P4"><text:span text:style-name="T4">node</text:span></text:p>
        </draw:circle>
        <draw:frame draw:style-name="gr6" draw:text-style-name="P8" draw:layer="layout" svg:width="3.5cm" svg:height="1cm" svg:x="7.8cm" svg:y="3.6cm">
          <draw:text-box>
            <text:p text:style-name="P2"><text:span text:style-name="T5">Superno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plotti plotti</meta:initial-creator>
    <meta:creation-date>2008-05-08T15:37:09</meta:creation-date>
    <dc:creator>plotti plotti</dc:creator>
    <dc:date>2008-05-23T14:53:09</dc:date>
    <meta:editing-cycles>4</meta:editing-cycles>
    <meta:editing-duration>PT16M21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